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Heading_20_3">
      <style:text-properties fo:font-style="normal" style:font-style-asian="normal" style:font-style-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list-style-name="L9">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5">2.1XML Variables<text:tab/>2</text:p>
          <text:p text:style-name="P5">2.2Expressions<text:tab/>3</text:p>
          <text:p text:style-name="P4">2.2.1XML expressions<text:tab/>3</text:p>
          <text:p text:style-name="P4">2.2.2Text expressions<text:tab/>3</text:p>
          <text:p text:style-name="P6">3XML construction commands<text:tab/>4</text:p>
          <text:p text:style-name="P5">3.1Attribute shortcuts<text:tab/>4</text:p>
          <text:p text:style-name="P5">3.2examples<text:tab/>6</text:p>
          <text:p text:style-name="P6">4Command reference<text:tab/>7</text:p>
          <text:p text:style-name="P5">4.1import command<text:tab/>7</text:p>
          <text:p text:style-name="P5">4.2default command<text:tab/>7</text:p>
          <text:p text:style-name="P5">4.3append command<text:tab/>7</text:p>
          <text:p text:style-name="P5">4.4output command<text:tab/>7</text:p>
          <text:p text:style-name="P5">4.5call command<text:tab/>8</text:p>
          <text:p text:style-name="P4">4.5.1async attribute<text:tab/>8</text:p>
          <text:p text:style-name="P4">4.5.2showSoap attribute<text:tab/>8</text:p>
          <text:p text:style-name="P4">4.5.3ignoreSoapFault attribute<text:tab/>9</text:p>
          <text:p text:style-name="P4">4.5.4timeout attribute<text:tab/>9</text:p>
          <text:p text:style-name="P4">4.5.5appendMessagesTo attribute<text:tab/>9</text:p>
          <text:p text:style-name="P4">4.5.6Using the default mechanism<text:tab/>9</text:p>
          <text:p text:style-name="P5">4.6delete command<text:tab/>10</text:p>
          <text:p text:style-name="P5">4.7fault command<text:tab/>10</text:p>
          <text:p text:style-name="P5">4.8sleep command<text:tab/>10</text:p>
          <text:p text:style-name="P5">4.9createXmlVar command<text:tab/>10</text:p>
          <text:p text:style-name="P5">4.10stripPrefixes command<text:tab/>10</text:p>
          <text:p text:style-name="P5">4.11Experimental commands<text:tab/>11</text:p>
          <text:p text:style-name="P4">4.11.1var command<text:tab/>11</text:p>
          <text:p text:style-name="P4">4.11.2script command<text:tab/>11</text:p>
          <text:p text:style-name="P6">5Examples<text:tab/>11</text:p>
          <text:p text:style-name="P5">5.1Hello World<text:tab/>11</text:p>
          <text:p text:style-name="P5">5.2Echo<text:tab/>12</text:p>
          <text:p text:style-name="P6">6Configuration<text:tab/>12</text:p>
          <text:p text:style-name="P5">6.1script.cache configuration<text:tab/>12</text:p>
          <text:p text:style-name="P5">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9">To make a method that calls a number of different methods (a composite service).</text:p>
        </text:list-item>
        <text:list-item>
          <text:p text:style-name="P9">To wrap an existing method with some simple transformations.</text:p>
        </text:list-item>
        <text:list-item>
          <text:p text:style-name="P9">To provide a set of methods in the same namespace, which have different underlying technical implementations, and are thus implemented on different application connectors (and thus with different namespaces).</text:p>
        </text:list-item>
        <text:list-item>
          <text:p text:style-name="P9">For all kind of simple testing and prototyping purposes, such as a HelloWorld or a Echo service.</text:p>
        </text:list-item>
        <text:list-item>
          <text:p text:style-name="P9">(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0">an input message is received</text:p>
        </text:list-item>
        <text:list-item>
          <text:p text:style-name="P10">do some stuff in the script</text:p>
        </text:list-item>
        <text:list-item>
          <text:p text:style-name="P10">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1"><text:span text:style-name="T4">/input </text:span>contains the input XML request message</text:p>
        </text:list-item>
        <text:list-item>
          <text:p text:style-name="P11"><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reference-ref text:reference-format="chapter" text:ref-name="xml command">4.11</text:reference-ref>), but it is not sure if this feature is really needed. </text:p>
      <text:p text:style-name="Text_20_body"><text:soft-page-break/>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2">xml expressions</text:p>
        </text:list-item>
        <text:list-item>
          <text:p text:style-name="P12">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3">if the expression contains one or more + signs, it is split into several sub expressions, which will be concatenated</text:p>
        </text:list-item>
        <text:list-item>
          <text:p text:style-name="P13">if an expression starts with / it is assumed to be a XML variable.</text:p>
        </text:list-item>
        <text:list-item>
          <text:p text:style-name="P13">if an expression contains :: it is assumed to be calling a static java function</text:p>
        </text:list-item>
        <text:list-item>
          <text:p text:style-name="P13">if an expression is surrounded by ${ and } it is supposed to be a text variable</text:p>
        </text:list-item>
        <text:list-item>
          <text:p text:style-name="P13"><text:soft-page-break/>if an expression is surrounded by square brackets [ and ] it is supposed to be a constant string</text:p>
        </text:list-item>
        <text:list-item>
          <text:p text:style-name="P13">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4">The <text:span text:style-name="T4">append</text:span> command appends data to existing XML variables.</text:p>
        </text:list-item>
        <text:list-item>
          <text:p text:style-name="P14">The <text:span text:style-name="T4">output</text:span> command appends data to the output XML variable.</text:p>
        </text:list-item>
        <text:list-item>
          <text:p text:style-name="P14">The <text:span text:style-name="T4">call</text:span> command creates a new SOAP XML request message and appends data to this XML before sending this request.</text:p>
        </text:list-item>
        <text:list-item>
          <text:p text:style-name="P14">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16">element, adds a new element</text:p>
        </text:list-item>
        <text:list-item>
          <text:p text:style-name="P16">attribute, adds a new attribute</text:p>
        </text:list-item>
        <text:list-item>
          <text:p text:style-name="P16">text, adds new text</text:p>
        </text:list-item>
        <text:list-item>
          <text:p text:style-name="P16">cdata, adds new cdata section</text:p>
        </text:list-item>
        <text:list-item>
          <text:p text:style-name="P16">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7">If the name attribute is present, a child element with that name is created, and all content is added under this element.</text:p>
        </text:list-item>
        <text:list-item>
          <text:p text:style-name="P15">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text:soft-page-break/></text:p>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oft-page-break/><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9">
        <text:list-item>
          <text:p text:style-name="P18">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21">The default behaviour is the to use the namespace as defined in one of the previous xmlns commands. <text:s/>This can be overridden by setting the attribute scriptXmlns to false. </text:p>
        </text:list-item>
        <text:list-item>
          <text:p text:style-name="P21">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8">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21">If a prefix is given, the element name will have this prefix, and a "xmnls:<text:span text:style-name="T1">prefix</text:span>" attribute will be added (if needed).</text:p>
        </text:list-item>
        <text:list-item>
          <text:p text:style-name="P21">If no prefix is given, the element name will have no prefix, using the default mechanism, and a "xmnls" attribute will be added (if needed).</text:p>
        </text:list-item>
      </text:list>
      <text:p text:style-name="P7"/>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9">namespace</text:p>
        </text:list-item>
        <text:list-item>
          <text:p text:style-name="P19">async</text:p>
        </text:list-item>
        <text:list-item>
          <text:p text:style-name="P19">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span text:style-name="T3">methodExpression</text:span><text:span text:style-name="T1">="expr" </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Instead of specifying a fixed method-name, one can also specify a dynamic methodExpression, in order to call a different method depending on some content. In this case the resultVar attribute is mandatory.</text:span></text:p>
      <text:p text:style-name="P1"/>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he SOAP:Fault message will be stored in the resultVar. If this attribute is set to false (the default behavior), the processing of the script will finish and a SOAP:Fault will be returned as result of the script.</text:p>
      <text:h text:style-name="Heading_20_3" text:outline-level="3"><text:span text:style-name="T5">logSoapFault</text:span><text:span text:style-name="T3"> attribute</text:span></text:h>
      <text:p text:style-name="P1">If the log<text:span text:style-name="T4">SoapFault</text:span> attribute is set, a SOAP:Fault response from a call will be logged. The log level that it will be logged to is determined by the value of this attribute which should be DEBUG, INFO, WARN. ERROR or FATAL. In general it is advised not to set the level to ERROR. The function of the RelayConnector is just to relay the response to the original caller. The source of the error should log this error clearly.</text:p>
      <text:h text:style-name="P8" text:outline-level="3"><text:span text:style-name="T4">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8"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text:soft-page-break/>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http</text:span> command</text:h>
      <text:p text:style-name="Text_20_body">This command http will make a HTTP call to web server. The web server url must be configured in the properties file<text:span text:style-name="T7">. This command is still being developed, and can be expected to be changed significantly.</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text:soft-page-break/></text:p>
      <text:p text:style-name="code">http.host.TST.url=http://10.10.10.103/test/</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1">
        <text:list-item>
          <text:p text:style-name="P20">When the xml attribute is used, this xml node is stripped of the prefix and if the recursive flag is present all it's direct and indirect children are stripped as well recursively.</text:p>
        </text:list-item>
        <text:list-item>
          <text:p text:style-name="P20">When the childrenOf attribute is used, this xml node itself is <text:span text:style-name="T7">not </text:span>stripped of the prefix, but it's <text:soft-page-break/>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text:span text:style-name="T4">switch</text:span> command</text:h>
      <text:p text:style-name="code">&lt;switch expression="<text:span text:style-name="T1">text-expression</text:span>"/&gt;</text:p>
      <text:p text:style-name="code"><text:s text:c="2"/>&lt;case value="<text:span text:style-name="T1">value</text:span><text:span text:style-name="T3">"&gt;</text:span></text:p>
      <text:p text:style-name="code"><text:span text:style-name="T3"><text:s text:c="4"/>&lt;!-- any script --&gt;</text:span></text:p>
      <text:p text:style-name="code"><text:span text:style-name="T3"><text:s text:c="2"/>&lt;/case&gt;</text:span></text:p>
      <text:p text:style-name="code"><text:span text:style-name="T3"><text:s text:c="2"/>&lt;!-- any more cases --&gt;</text:span></text:p>
      <text:p text:style-name="code"><text:span text:style-name="T3"><text:s text:c="2"/>[&lt;otherwise&gt;</text:span></text:p>
      <text:p text:style-name="code"><text:span text:style-name="T3"><text:s text:c="4"/>&lt;!-- any script --&gt;</text:span></text:p>
      <text:p text:style-name="code"><text:span text:style-name="T3"><text:s text:c="2"/>&lt;/otherwise&gt;</text:span></text:p>
      <text:p text:style-name="code"><text:span text:style-name="T3"/></text:p>
      <text:p text:style-name="Standard">This construct is similar to the switch/case statement found in many programming languages.</text:p>
      <text:p text:style-name="Standard">The example below shows a simple usage. </text:p>
      <text:p text:style-name="code"><text:span text:style-name="T3">&lt;implementation type="RelayCall"&gt;</text:span></text:p>
      <text:p text:style-name="code"><text:span text:style-name="T3"><text:s text:c="2"/>&lt;switch <text:s/>expression="/input"&gt;</text:span></text:p>
      <text:p text:style-name="code"><text:span text:style-name="T3"><text:s text:c="4"/>&lt;case value="1"&gt;&lt;output text="one"/&gt;&lt;/case&gt;</text:span></text:p>
      <text:p text:style-name="code"><text:span text:style-name="T3"><text:s text:c="4"/>&lt;case value="2"&gt;&lt;output text="two"/&gt;&lt;/case&gt;</text:span></text:p>
      <text:p text:style-name="code"><text:span text:style-name="T3"><text:s text:c="4"/>&lt;case value="3"&gt;&lt;output text="three"/&gt;&lt;/case&gt;</text:span></text:p>
      <text:p text:style-name="code"><text:span text:style-name="T3"><text:s text:c="4"/>&lt;case value="4"&gt;&lt;output text="four"/&gt;&lt;/case&gt;</text:span></text:p>
      <text:p text:style-name="code"><text:span text:style-name="T3"><text:s text:c="4"/>&lt;case value="5"&gt;&lt;output text="five"/&gt;&lt;/case&gt;</text:span></text:p>
      <text:p text:style-name="code"><text:span text:style-name="T3"><text:s text:c="4"/>&lt;case value="6"&gt;&lt;output text="sixe"/&gt;&lt;/case&gt;</text:span></text:p>
      <text:p text:style-name="code"><text:span text:style-name="T3"><text:s text:c="4"/>&lt;case value="7"&gt;&lt;output text="seven"/&gt;&lt;/case&gt;</text:span></text:p>
      <text:p text:style-name="code"><text:span text:style-name="T3"><text:s text:c="4"/>&lt;case value="8"&gt;&lt;output text="eight"/&gt;&lt;/case&gt;</text:span></text:p>
      <text:p text:style-name="code"><text:span text:style-name="T3"><text:s text:c="4"/>&lt;case value="9"&gt;&lt;output text="nine"/&gt;&lt;/case&gt;</text:span></text:p>
      <text:p text:style-name="code"><text:span text:style-name="T3"><text:s text:c="4"/>&lt;case value="10"&gt;&lt;output text="ten"/&gt;&lt;/case&gt;</text:span></text:p>
      <text:p text:style-name="code"><text:span text:style-name="T3"><text:s text:c="4"/>&lt;otherwise&gt;&lt;output text="unknown number"/&gt;&lt;/otherwise&gt;</text:span></text:p>
      <text:p text:style-name="code"><text:span text:style-name="T3"><text:s text:c="2"/>&lt;/switch&gt;</text:span></text:p>
      <text:p text:style-name="code"><text:span text:style-name="T3">&lt;/implementation&gt;</text:span></text:p>
      <text:p text:style-name="Standard"><text:span text:style-name="T3">In the example above, each case just contains a simple output statement, but a case element (and the otherwise element), may contain any script as described in this manual. A more complicated example is shown below, where switch statements are nested:</text:span></text:p>
      <text:p text:style-name="code"><text:span text:style-name="T3">&lt;implementation type="RelayCall"&gt;</text:span></text:p>
      <text:p text:style-name="code"><text:span text:style-name="T3"><text:s text:c="2"/>&lt;switch expression="/input/language"&gt;</text:span></text:p>
      <text:p text:style-name="code"><text:span text:style-name="T3"><text:s text:c="4"/>&lt;case value="en"&gt;</text:span></text:p>
      <text:p text:style-name="code"><text:span text:style-name="T3"><text:s text:c="6"/>&lt;output name="language" text="english"/&gt;</text:span></text:p>
      <text:p text:style-name="code"><text:span text:style-name="T3"><text:s text:c="6"/>&lt;switch <text:s/>expression="/input/value"&gt;</text:span></text:p>
      <text:p text:style-name="code"><text:span text:style-name="T3"><text:s text:c="8"/>&lt;case value="1"&gt;&lt;output name="translation" text="one"/&gt;&lt;/case&gt;</text:span></text:p>
      <text:p text:style-name="code"><text:span text:style-name="T3"><text:s text:c="8"/>&lt;case value="2"&gt;&lt;output name="translation" text="two"/&gt;&lt;/case&gt;</text:span></text:p>
      <text:p text:style-name="code"><text:span text:style-name="T3"><text:s text:c="8"/>&lt;case value="3"&gt;&lt;output name="translation" text="three"/&gt;&lt;/case&gt;</text:span></text:p>
      <text:p text:style-name="code"><text:span text:style-name="T3"><text:s text:c="8"/>&lt;otherwise&gt;&lt;output name="translation" text="unknown"/&gt;&lt;/otherwise&gt;</text:span></text:p>
      <text:p text:style-name="code"><text:span text:style-name="T3"><text:s text:c="6"/>&lt;/switch&gt;</text:span></text:p>
      <text:p text:style-name="code"><text:span text:style-name="T3"><text:s text:c="4"/>&lt;/case&gt;</text:span></text:p>
      <text:p text:style-name="code"><text:span text:style-name="T3"><text:s text:c="4"/>&lt;case value="nl"&gt;</text:span></text:p>
      <text:p text:style-name="code"><text:span text:style-name="T3"><text:s text:c="6"/>&lt;output name="language" text="dutch"/&gt;</text:span></text:p>
      <text:p text:style-name="code"><text:soft-page-break/><text:span text:style-name="T3"><text:s text:c="6"/>&lt;switch <text:s/>expression="/input/value"&gt;</text:span></text:p>
      <text:p text:style-name="code"><text:span text:style-name="T3"><text:s text:c="8"/>&lt;case value="1"&gt;&lt;output name="translation" text="een"/&gt;&lt;/case&gt;</text:span></text:p>
      <text:p text:style-name="code"><text:span text:style-name="T3"><text:s text:c="8"/>&lt;case value="2"&gt;&lt;output name="translation" text="twee"/&gt;&lt;/case&gt;</text:span></text:p>
      <text:p text:style-name="code"><text:span text:style-name="T3"><text:s text:c="8"/>&lt;case value="3"&gt;&lt;output name="translation" text="drie"/&gt;&lt;/case&gt;</text:span></text:p>
      <text:p text:style-name="code"><text:span text:style-name="T3"><text:s text:c="8"/>&lt;otherwise&gt;&lt;output name="translation" text="onbekend"/&gt;&lt;/otherwise&gt;</text:span></text:p>
      <text:p text:style-name="code"><text:span text:style-name="T3"><text:s text:c="6"/>&lt;/switch&gt;</text:span></text:p>
      <text:p text:style-name="code"><text:span text:style-name="T3"><text:s text:c="4"/>&lt;/case&gt;</text:span></text:p>
      <text:p text:style-name="code"><text:span text:style-name="T3"><text:s text:c="4"/>&lt;otherwise&gt;</text:span></text:p>
      <text:p text:style-name="code"><text:span text:style-name="T3"><text:s text:c="6"/>&lt;output name="language" text="unknown"/&gt;</text:span></text:p>
      <text:p text:style-name="code"><text:span text:style-name="T3"><text:s text:c="6"/>&lt;output name="translation" text="unknown"/&gt;</text:span></text:p>
      <text:p text:style-name="code"><text:span text:style-name="T3"><text:s text:c="4"/>&lt;/otherwise&gt;</text:span></text:p>
      <text:p text:style-name="code"><text:span text:style-name="T3"><text:s text:c="2"/>&lt;/switch&gt;</text:span></text:p>
      <text:p text:style-name="code"><text:span text:style-name="T3">&lt;/implementation&gt;</text:span></text:p>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text:soft-page-break/>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9-02-08T21:07:18</dc:date>
    <meta:editing-cycles>45</meta:editing-cycles>
    <meta:editing-duration>P3DT1H41M38S</meta:editing-duration>
    <meta:user-defined meta:name="Info 1"/>
    <meta:user-defined meta:name="Info 2"/>
    <meta:user-defined meta:name="Info 3"/>
    <meta:user-defined meta:name="Info 4"/>
    <meta:document-statistic meta:table-count="0" meta:image-count="0" meta:object-count="0" meta:page-count="15" meta:paragraph-count="400" meta:word-count="3805" meta:character-count="24685"/>
  </office:meta>
</office:document-meta>
</file>